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1901729C2C606BEA8C3.jpg" manifest:media-type="image/jpeg"/>
  <manifest:file-entry manifest:full-path="Pictures/10000000000005850000029568B8549E76959D10.jpg" manifest:media-type="image/jpeg"/>
  <manifest:file-entry manifest:full-path="Pictures/10000000000000470000004751512EFF44105C6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ernstudieneinheit" svg:font-family="Fernstudieneinheit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6.38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6.249cm" fo:margin-left="-0.191cm" table:align="left" style:writing-mode="lr-tb"/>
    </style:style>
    <style:style style:name="Tabelle2.A" style:family="table-column">
      <style:table-column-properties style:column-width="16.249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49cm" fo:margin-left="-0.191cm" table:align="left" style:writing-mode="lr-tb"/>
    </style:style>
    <style:style style:name="Tabelle3.A" style:family="table-column">
      <style:table-column-properties style:column-width="16.249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249cm" fo:margin-left="-0.191cm" table:align="left" style:writing-mode="lr-tb"/>
    </style:style>
    <style:style style:name="Tabelle4.A" style:family="table-column">
      <style:table-column-properties style:column-width="16.249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A_5f_Lauftext">
      <style:text-properties style:font-name="Verdana" fo:font-size="9pt" style:font-size-asian="9pt" style:font-name-complex="Verdana" style:font-size-complex="9pt"/>
    </style:style>
    <style:style style:name="P2" style:family="paragraph" style:parent-style-name="A_5f_Lauftext">
      <style:text-properties style:font-name="Verdana" fo:font-size="9pt" fo:language="de" fo:country="DE" style:font-size-asian="9pt" style:font-name-complex="Verdana" style:font-size-complex="9pt"/>
    </style:style>
    <style:style style:name="P3" style:family="paragraph" style:parent-style-name="A_5f_Lauftext_5f_fett">
      <style:paragraph-properties fo:margin-left="0cm" fo:margin-right="0cm" fo:text-indent="0cm" style:auto-text-indent="false"/>
      <style:text-properties style:font-name="Verdana" style:font-name-complex="Verdana"/>
    </style:style>
    <style:style style:name="P4" style:family="paragraph" style:parent-style-name="A_5f_Lauftext_5f_fett">
      <style:paragraph-properties fo:margin-left="3.501cm" fo:margin-right="0cm" fo:text-indent="-3.501cm" style:auto-text-indent="false"/>
      <style:text-properties style:font-name="Verdana" style:font-name-complex="Verdana"/>
    </style:style>
    <style:style style:name="P5" style:family="paragraph" style:parent-style-name="A_5f_Lauftext_5f_fett">
      <style:paragraph-properties fo:margin-left="3.501cm" fo:margin-right="0cm" fo:text-indent="-3.501cm" style:auto-text-indent="false"/>
      <style:text-properties style:font-name="Verdana" fo:language="de" fo:country="DE" style:font-name-complex="Verdana"/>
    </style:style>
    <style:style style:name="P6" style:family="paragraph" style:parent-style-name="A_5f_Lauftext_5f_fett">
      <style:paragraph-properties fo:margin-left="0cm" fo:margin-right="0cm" fo:text-indent="0cm" style:auto-text-indent="false"/>
      <style:text-properties fo:color="#555c60" loext:opacity="100%" style:font-name="Verdana" fo:font-size="9pt" fo:language="de" fo:country="DE" fo:font-weight="normal" style:font-name-asian="Times New Roman" style:font-size-asian="9pt" style:language-asian="de" style:country-asian="DE" style:font-weight-asian="normal" style:font-name-complex="Helvetica" style:font-size-complex="9pt" style:font-weight-complex="normal"/>
    </style:style>
    <style:style style:name="P7" style:family="paragraph" style:parent-style-name="Standard" style:list-style-name=""/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</style:style>
    <style:style style:name="P9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10" style:family="paragraph" style:parent-style-name="Standard">
      <style:text-properties style:font-name="Verdana" fo:font-size="9pt" fo:language="none" fo:country="none" style:font-size-asian="9pt" style:language-asian="none" style:country-asian="none" style:font-name-complex="Verdana" style:font-size-complex="9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 style:font-name-complex="Arial1"/>
    </style:style>
    <style:style style:name="P13" style:family="paragraph" style:parent-style-name="bcopyright">
      <style:paragraph-properties fo:margin-left="-1cm" fo:margin-right="-1.251cm" fo:margin-top="0cm" fo:margin-bottom="0cm" style:contextual-spacing="false" fo:text-indent="0cm" style:auto-text-indent="false"/>
    </style:style>
    <style:style style:name="P14" style:family="paragraph" style:parent-style-name="bcopyright">
      <style:paragraph-properties fo:margin-left="-1cm" fo:margin-right="-1.251cm" fo:margin-top="0cm" fo:margin-bottom="0cm" style:contextual-spacing="false" fo:text-align="end" style:justify-single-word="false" fo:text-indent="0cm" style:auto-text-indent="false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fo:language="de" fo:country="DE" style:font-size-asian="9pt" style:font-name-complex="Verdana" style:font-size-complex="9pt"/>
    </style:style>
    <style:style style:name="T3" style:family="text">
      <style:text-properties style:font-name="Verdana" fo:language="de" fo:country="DE" style:font-name-complex="Verdana"/>
    </style:style>
    <style:style style:name="T4" style:family="text">
      <style:text-properties style:font-name="Verdana" fo:font-size="8pt" style:font-size-asian="8pt" style:font-name-complex="Verdana"/>
    </style:style>
    <style:style style:name="T5" style:family="text">
      <style:text-properties style:font-name="Verdana" fo:font-size="8pt" style:font-size-asian="8pt" style:font-name-complex="Verdana" style:font-size-complex="8pt" style:font-weight-complex="bold"/>
    </style:style>
    <style:style style:name="T6" style:family="text">
      <style:text-properties style:font-name="Verdana" fo:font-size="8pt" style:font-size-asian="8pt" style:font-name-complex="Calibri"/>
    </style:style>
    <style:style style:name="T7" style:family="text">
      <style:text-properties fo:color="#0067b1" loext:opacity="100%" style:font-name="Verdana" fo:font-size="10pt" fo:language="none" fo:country="none" fo:font-weight="bold" style:font-size-asian="10pt" style:language-asian="none" style:country-asian="none" style:font-weight-asian="bold" style:font-name-complex="Verdana" style:font-size-complex="10pt"/>
    </style:style>
    <style:style style:name="T8" style:family="text">
      <style:text-properties fo:color="#0067b1" loext:opacity="100%" style:font-name="Verdana" fo:font-size="10pt" fo:font-weight="bold" style:font-size-asian="10pt" style:font-weight-asian="bold" style:font-name-complex="Verdana"/>
    </style:style>
    <style:style style:name="T9" style:family="text">
      <style:text-properties fo:color="#0067b1" loext:opacity="100%" style:font-name="Verdana" fo:font-size="10pt" fo:font-weight="bold" style:font-size-asian="10pt" style:font-weight-asian="bold" style:font-name-complex="Verdana" style:font-size-complex="10pt"/>
    </style:style>
    <style:style style:name="T10" style:family="text">
      <style:text-properties fo:color="#0067b1" loext:opacity="100%" style:font-name="Verdana" fo:font-size="10pt" fo:font-weight="bold" style:font-name-asian="Verdana" style:font-size-asian="10pt" style:font-weight-asian="bold" style:font-name-complex="Verdana" style:font-size-complex="10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555c60" loext:opacity="100%" style:font-name="Verdana" fo:font-size="9pt" fo:font-weight="bold" style:font-name-asian="Times New Roman" style:font-size-asian="9pt" style:language-asian="de" style:country-asian="DE" style:font-weight-asian="bold" style:font-name-complex="Helvetica" style:font-size-complex="9pt" style:font-weight-complex="bold"/>
    </style:style>
    <style:style style:name="T13" style:family="text">
      <style:text-properties fo:language="de" fo:country="DE"/>
    </style:style>
    <style:style style:name="T14" style:family="text">
      <style:text-properties fo:color="#000000" loext:opacity="100%" style:font-name="Verdana" fo:font-size="8pt" style:font-size-asian="8pt" style:font-name-complex="Verdana"/>
    </style:style>
    <style:style style:name="T15" style:family="text">
      <style:text-properties fo:color="#000000" loext:opacity="100%" style:font-name="Verdana" fo:font-size="8pt" style:font-name-asian="Verdana" style:font-size-asian="8pt" style:font-name-complex="Verdana"/>
    </style:style>
    <style:style style:name="T16" style:family="text">
      <style:text-properties style:font-name="Arial1" fo:language="none" fo:country="none" style:language-asian="none" style:country-asian="none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Bereich1" text:protected="true">
        <text:h text:style-name="P7" text:outline-level="1"><text:span text:style-name="T7"><draw:frame draw:style-name="fr1" draw:name="Bild 1" text:anchor-type="as-char" svg:width="0.758cm" svg:height="0.758cm" draw:z-index="0"><draw:image xlink:href="Pictures/10000000000000470000004751512EFF44105C64.jpg" xlink:type="simple" xlink:show="embed" xlink:actuate="onLoad" draw:mime-type="image/jpeg"/></draw:frame></text:span><text:span text:style-name="T10"><text:s/></text:span><text:span text:style-name="T8">Aufgabe</text:span><text:span text:style-name="T9"> 51</text:span></text:h>
        <text:p text:style-name="P8"><text:span text:style-name="T12">a) Worauf soll sich die Reflexion beziehen? Notieren Sie Ihre Überlegungen auf dem Arbeitsblatt, so behalten Sie die verschiedenen Ebenen und Formen der Reflexion im Blick.</text:span></text:p>
        <text:p text:style-name="P6"/>
        <text:p text:style-name="P3">Reflexionen über Unterricht und Lernen anleiten</text:p>
        <text:p text:style-name="P1"/>
        <text:p text:style-name="P1">Lernziel und Inhalt der Unterrichtseinheit: <text:span text:style-name="T2"/></text:p>
        <text:p text:style-name="P2"/>
        <table:table table:name="Tabelle1" table:style-name="Tabelle1">
          <table:table-column table:style-name="Tabelle1.A"/>
          <table:table-row table:style-name="Tabelle1.1">
            <table:table-cell table:style-name="Tabelle1.A1" office:value-type="string">
              <text:p text:style-name="P10"><field:fieldmark-start text:name="Text1" field:type="vnd.oasis.opendocument.field.FORMTEXT"><field:param field:name="Description" field:value=""/><field:param field:name="Name" field:value="Text1"/></field:fieldmark-start><field:fieldmark-separator/>     <field:fieldmark-end/><text:span text:style-name="T1"/></text:p>
            </table:table-cell>
          </table:table-row>
        </table:table>
        <text:p text:style-name="P9"/>
        <text:p text:style-name="P1">Fragen zum Wissen/Können (Was-Fragen, z.B. zu Landeskunde, Grammatik):<text:span text:style-name="T2"/></text:p>
        <text:p text:style-name="P2"/>
        <table:table table:name="Tabelle2" table:style-name="Tabelle2">
          <table:table-column table:style-name="Tabelle2.A"/>
          <table:table-row table:style-name="Tabelle2.1">
            <table:table-cell table:style-name="Tabelle2.A1" office:value-type="string">
              <text:p text:style-name="P10"><field:fieldmark-start text:name="Text2" field:type="vnd.oasis.opendocument.field.FORMTEXT"><field:param field:name="Description" field:value=""/><field:param field:name="Name" field:value="Text2"/></field:fieldmark-start><field:fieldmark-separator/>     <field:fieldmark-end/><text:span text:style-name="T1"/></text:p>
            </table:table-cell>
          </table:table-row>
        </table:table>
        <text:p text:style-name="P9"/>
        <text:p text:style-name="P2"/>
        <text:p text:style-name="P1">Fragen zu den Lernwegen (Wie-Fragen, z.B. wie Wortschatz gelernt wurde, wie eine bestimmte Aufgabe gelöst wurde):</text:p>
        <text:p text:style-name="P2"/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P10"><field:fieldmark-start text:name="Text3" field:type="vnd.oasis.opendocument.field.FORMTEXT"><field:param field:name="Description" field:value=""/><field:param field:name="Name" field:value="Text3"/></field:fieldmark-start><field:fieldmark-separator/>     <field:fieldmark-end/><text:span text:style-name="T1"/></text:p>
            </table:table-cell>
          </table:table-row>
        </table:table>
        <text:p text:style-name="P9"/>
        <text:p text:style-name="P1"/>
        <text:p text:style-name="A_5f_Lauftext"><text:span text:style-name="T1">Fragen zu den Gefühlen während des Lernens (z.B. dazu, was Spaß gemacht hat, was schwierig/einfach war):</text:span><text:span text:style-name="T2"/></text:p>
        <text:p text:style-name="P2"/>
        <table:table table:name="Tabelle4" table:style-name="Tabelle4">
          <table:table-column table:style-name="Tabelle4.A"/>
          <table:table-row table:style-name="Tabelle4.1">
            <table:table-cell table:style-name="Tabelle4.A1" office:value-type="string">
              <text:p text:style-name="P10"><field:fieldmark-start text:name="Text4" field:type="vnd.oasis.opendocument.field.FORMTEXT"><field:param field:name="Description" field:value=""/><field:param field:name="Name" field:value="Text4"/></field:fieldmark-start><field:fieldmark-separator/>     <field:fieldmark-end/><text:span text:style-name="T1"/></text:p>
            </table:table-cell>
          </table:table-row>
        </table:table>
        <text:p text:style-name="P9"/>
        <text:p text:style-name="P1"/>
        <text:p text:style-name="P1"/>
        <text:p text:style-name="P4">Die Lernenden beantworten diese Fragen</text:p>
        <text:p text:style-name="P5"/>
        <text:p text:style-name="A_5f_Lauftext"><field:fieldmark text:name="Kontrollkästchen1" field:type="vnd.oasis.opendocument.field.FORMCHECKBOX"><field:param field:name="Checkbox_HelpText" field:value=""/><field:param field:name="Checkbox_Name" field:value="Kontrollkästchen1"/></field:fieldmark><text:span text:style-name="T2"><text:s/></text:span><text:span text:style-name="T1">schriftlich</text:span></text:p>
        <text:p text:style-name="A_5f_Lauftext"><field:fieldmark text:name="Kontrollkästchen2" field:type="vnd.oasis.opendocument.field.FORMCHECKBOX"><field:param field:name="Checkbox_HelpText" field:value=""/><field:param field:name="Checkbox_Name" field:value="Kontrollkästchen2"/></field:fieldmark><text:span text:style-name="T2"><text:s/></text:span><text:span text:style-name="T1">mündlich</text:span></text:p>
        <text:p text:style-name="A_5f_Lauftext"><field:fieldmark text:name="Kontrollkästchen3" field:type="vnd.oasis.opendocument.field.FORMCHECKBOX"><field:param field:name="Checkbox_HelpText" field:value=""/><field:param field:name="Checkbox_Name" field:value="Kontrollkästchen3"/></field:fieldmark><text:span text:style-name="T2"><text:s/></text:span><text:span text:style-name="T1">allein </text:span></text:p>
        <text:p text:style-name="P1"/>
        <text:p text:style-name="A_5f_Lauftext"><field:fieldmark text:name="Kontrollkästchen4" field:type="vnd.oasis.opendocument.field.FORMCHECKBOX"><field:param field:name="Checkbox_HelpText" field:value=""/><field:param field:name="Checkbox_Name" field:value="Kontrollkästchen4"/></field:fieldmark><text:span text:style-name="T1">in Partnerarbeit</text:span></text:p>
        <text:p text:style-name="A_5f_Lauftext"><field:fieldmark text:name="Kontrollkästchen5" field:type="vnd.oasis.opendocument.field.FORMCHECKBOX"><field:param field:name="Checkbox_HelpText" field:value=""/><field:param field:name="Checkbox_Name" field:value="Kontrollkästchen5"/></field:fieldmark><text:span text:style-name="T1">im Plenum</text:span></text:p>
        <text:p text:style-name="A_5f_Lauftext"><field:fieldmark text:name="Kontrollkästchen6" field:type="vnd.oasis.opendocument.field.FORMCHECKBOX"><field:param field:name="Checkbox_HelpText" field:value=""/><field:param field:name="Checkbox_Name" field:value="Kontrollkästchen6"/></field:fieldmark><text:span text:style-name="T1">mit der Lehrerin / dem Lehrer im persönlichen Gespräch</text:span></text:p>
        <text:p text:style-name="P1"/>
        <text:p text:style-name="A_5f_Lauftext"><field:fieldmark text:name="Kontrollkästchen7" field:type="vnd.oasis.opendocument.field.FORMCHECKBOX"><field:param field:name="Checkbox_HelpText" field:value=""/><field:param field:name="Checkbox_Name" field:value="Kontrollkästchen7"/></field:fieldmark><text:span text:style-name="T1">zu Hause</text:span></text:p>
        <text:p text:style-name="A_5f_Lauftext"><field:fieldmark text:name="Kontrollkästchen8" field:type="vnd.oasis.opendocument.field.FORMCHECKBOX"><field:param field:name="Checkbox_HelpText" field:value=""/><field:param field:name="Checkbox_Name" field:value="Kontrollkästchen8"/></field:fieldmark><text:span text:style-name="T1">im Unterricht</text:span>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ernstudieneinheit" svg:font-family="Fernstudieneinheit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tfetthgblau2" style:family="paragraph" style:parent-style-name="Standard">
      <loext:graphic-properties draw:fill="solid" draw:fill-color="#bbc9e4"/>
      <style:paragraph-properties fo:margin-top="0cm" fo:margin-bottom="0cm" style:contextual-spacing="false" style:line-height-at-least="0.494cm" fo:background-color="#bbc9e4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lauftext1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Verdana" style:font-family-complex="Verdana" style:font-family-generic-complex="swiss" style:font-pitch-complex="variable" style:font-size-complex="9pt"/>
    </style:style>
    <style:style style:name="atlauftextfett2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lauftextfett2" style:family="paragraph" style:parent-style-name="Standard">
      <style:paragraph-properties fo:margin-top="0cm" fo:margin-bottom="0cm" style:contextual-spacing="false" style:line-height-at-least="0.494cm"/>
      <style:text-properties fo:color="#000000" loext:opacity="100%"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Foot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alauftextfet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lauf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tfetthgblau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T_5f_fett_5f_HGblau" style:display-name="AT_fett_HGblau" style:family="paragraph" style:parent-style-name="Standard">
      <loext:graphic-properties draw:fill="solid" draw:fill-color="#cde2ff"/>
      <style:paragraph-properties fo:margin-top="0cm" fo:margin-bottom="0cm" style:contextual-spacing="false" fo:line-height="120%" fo:background-color="#cde2ff"/>
      <style:text-properties fo:color="#000000" loext:opacity="100%" style:font-name="Arial1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AT_5f_Lauftext" style:display-name="AT_Lauftext" style:family="paragraph" style:parent-style-name="Standard">
      <style:paragraph-properties fo:margin-top="0cm" fo:margin-bottom="0cm" style:contextual-spacing="false" fo:line-height="120%"/>
      <style:text-properties fo:color="#000000" loext:opacity="100%" style:font-name="Arial1" fo:font-family="Arial" style:font-family-generic="swiss" style:font-pitch="variable" fo:font-size="8.5pt" fo:language="none" fo:country="none" style:font-name-asian="Times New Roman" style:font-family-asian="'Times New Roman'" style:font-family-generic-asian="roman" style:font-pitch-asian="variable" style:font-size-asian="8.5pt" style:font-name-complex="Arial1" style:font-family-complex="Arial" style:font-family-generic-complex="swiss" style:font-pitch-complex="variable" style:font-size-complex="8.5pt" style:font-weight-complex="bold"/>
    </style:style>
    <style:style style:name="atlauf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_5f_Lauftext_5f_fett" style:display-name="A_Lauftext_fett" style:family="paragraph" style:parent-style-name="Standard">
      <style:paragraph-properties fo:margin-left="3.501cm" fo:margin-right="0cm" fo:margin-top="0cm" fo:margin-bottom="0cm" style:contextual-spacing="false" fo:line-height="120%" fo:text-indent="0cm" style:auto-text-indent="false"/>
      <style:text-properties fo:color="#000000" loext:opacity="100%" style:font-name="Arial1" fo:font-family="Arial" style:font-family-generic="swiss" style:font-pitch="variable" fo:font-size="9pt" fo:language="none" fo:country="none" fo:font-weight="bold" style:font-size-asian="9pt" style:font-weight-asian="bold" style:font-name-complex="Arial1" style:font-family-complex="Arial" style:font-family-generic-complex="swiss" style:font-pitch-complex="variable" style:font-size-complex="9pt" style:font-weight-complex="bold"/>
    </style:style>
    <style:style style:name="abeispielblau2" style:family="paragraph" style:parent-style-name="Standard">
      <style:paragraph-properties fo:margin-top="0cm" fo:margin-bottom="0cm" style:contextual-spacing="false" style:line-height-at-least="0.494cm"/>
      <style:text-properties fo:color="#0060aa" loext:opacity="100%" style:font-name="Times" fo:font-family="Times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" style:font-family-complex="Times" style:font-family-generic-complex="roman" style:font-pitch-complex="variable" style:font-size-complex="9pt"/>
    </style:style>
    <style:style style:name="atfetthggrau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_5f_Beispiel_5f_blau" style:display-name="A_Beispiel_blau" style:family="paragraph" style:parent-style-name="Standard">
      <style:paragraph-properties fo:margin-top="0cm" fo:margin-bottom="0cm" style:contextual-spacing="false" fo:line-height="120%"/>
      <style:text-properties fo:color="#0068f6" loext:opacity="100%" style:font-name="Times New Roman" fo:font-family="'Times New Roman'" style:font-family-generic="roman" style:font-pitch="variable" fo:font-size="9pt" fo:letter-spacing="0.018cm" style:font-name-asian="Times New Roman" style:font-family-asian="'Times New Roman'" style:font-family-generic-asian="roman" style:font-pitch-asian="variable" style:font-size-asian="9pt" style:font-name-complex="Verdana" style:font-family-complex="Verdana" style:font-family-generic-complex="swiss" style:font-pitch-complex="variable" style:font-size-complex="9pt" style:font-weight-complex="bold"/>
    </style:style>
    <style:style style:name="AT_5f_fett_5f_HGgrau" style:display-name="AT_fett_HGgrau" style:family="paragraph" style:parent-style-name="AT_5f_fett_5f_HGblau">
      <loext:graphic-properties draw:fill="solid" draw:fill-color="#d9d9d9"/>
      <style:paragraph-properties fo:background-color="#d9d9d9"/>
    </style:style>
    <style:style style:name="atlauftextfet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AT_5f_Lauftext_5f_fett" style:display-name="AT_Lauftext_fett" style:family="paragraph" style:parent-style-name="A_5f_Lauftext_5f_fett">
      <style:paragraph-properties fo:margin-left="0cm" fo:margin-right="0cm" fo:text-indent="0cm" style:auto-text-indent="false"/>
      <style:text-properties fo:font-size="8.5pt" style:font-size-asian="8.5pt"/>
    </style:style>
    <style:style style:name="Dokumentstruktur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bcopyrigh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prechblasen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A_5f_Lauftext" style:display-name="A_Lauftext" style:family="paragraph" style:parent-style-name="Standard">
      <style:paragraph-properties fo:margin-top="0cm" fo:margin-bottom="0cm" style:contextual-spacing="false" fo:line-height="120%">
        <style:tab-stops>
          <style:tab-stop style:position="0cm"/>
        </style:tab-stops>
      </style:paragraph-properties>
      <style:text-properties fo:color="#000000" loext:opacity="100%" style:font-name="Arial1" fo:font-family="Arial" style:font-family-generic="swiss" style:font-pitch="variable" fo:font-size="8.5pt" fo:language="none" fo:country="none" style:font-name-asian="Times New Roman" style:font-family-asian="'Times New Roman'" style:font-family-generic-asian="roman" style:font-pitch-asian="variable" style:font-size-asian="8.5pt" style:font-name-complex="Arial1" style:font-family-complex="Arial" style:font-family-generic-complex="swiss" style:font-pitch-complex="variable" style:font-size-complex="8.5pt" style:font-weight-complex="bold"/>
    </style:style>
    <style:style style:name="A_5f_Schreiblinie" style:display-name="A_Schreiblinie" style:family="paragraph" style:parent-style-name="A_5f_Lauftext_5f_fett">
      <style:paragraph-properties fo:padding-left="0cm" fo:padding-right="0cm" fo:padding-top="0cm" fo:padding-bottom="0.035cm" fo:border-left="none" fo:border-right="none" fo:border-top="none" fo:border-bottom="0.99pt solid #0068f6" style:shadow="none">
        <style:tab-stops>
          <style:tab-stop style:position="4.001cm"/>
        </style:tab-stops>
      </style:paragraph-properties>
      <style:text-properties fo:font-size="8.5pt" style:font-name-asian="Times New Roman" style:font-family-asian="'Times New Roman'" style:font-family-generic-asian="roman" style:font-pitch-asian="variable" style:font-size-asian="8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Absatz-Standardschriftart" style:family="text"/>
    <style:style style:name="Fußnotentext_20_Zchn" style:display-name="Fußnotentext Zchn" style:family="text"/>
    <style:style style:name="Footnote_20_Symbol" style:display-name="Footnote Symbol" style:family="text">
      <style:text-properties style:text-position="super 58%"/>
    </style:style>
    <style:style style:name="azsymbole" style:family="text"/>
    <style:style style:name="A_5f_Lauftext_5f_fett_20_Zchn" style:display-name="A_Lauftext_fett Zchn" style:family="text">
      <style:text-properties fo:color="#000000" loext:opacity="100%" style:font-name="Arial1" fo:font-family="Arial" style:font-family-generic="swiss" style:font-pitch="variable" fo:font-size="9pt" fo:font-weight="bold" style:font-size-asian="9pt" style:font-weight-asian="bold" style:font-name-complex="Verdana" style:font-family-complex="Verdana" style:font-family-generic-complex="swiss" style:font-pitch-complex="variable" style:font-size-complex="9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Überschrift_20_4_20_Zchn" style:display-name="Überschrift 4 Zchn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zfet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azkursiv" style:family="text"/>
    <style:style style:name="AT_5f_Lauftext_20_Zchn" style:display-name="AT_Lauftext Zchn" style:family="text">
      <style:text-properties fo:color="#000000" loext:opacity="100%" style:font-name="Arial1" fo:font-family="Arial" style:font-family-generic="swiss" style:font-pitch="variable" fo:font-size="8.5pt" style:font-name-asian="Times New Roman" style:font-family-asian="'Times New Roman'" style:font-family-generic-asian="roman" style:font-pitch-asian="variable" style:font-size-asian="8.5pt" style:font-name-complex="Verdana" style:font-family-complex="Verdana" style:font-family-generic-complex="swiss" style:font-pitch-complex="variable" style:font-size-complex="8.5pt" style:font-weight-complex="bold"/>
    </style:style>
    <style:style style:name="Dokumentstruktur_20_Zchn" style:display-name="Dokumentstruktur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" style:family="text">
      <style:text-properties fo:color="#808080" loext:opacity="100%"/>
    </style:style>
    <style:style style:name="Emphasis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Az_5f_fett" style:display-name="Az_fett" style:family="text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normal"/>
    </style:style>
    <style:style style:name="Az_5f_Symbole_5f_blau" style:display-name="Az_Symbole_blau" style:family="text">
      <style:text-properties fo:color="#0068f6" loext:opacity="100%" style:font-name="Fernstudieneinheit" fo:font-family="Fernstudieneinheit" style:font-family-generic="modern" style:font-pitch="variable" fo:font-size="8.5pt" style:font-size-asian="8.5pt" style:font-name-complex="Fernstudieneinheit" style:font-family-complex="Fernstudieneinheit" style:font-family-generic-complex="modern" style:font-pitch-complex="variable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 style:font-name-complex="Arial1"/>
    </style:style>
    <style:style style:name="MP3" style:family="paragraph" style:parent-style-name="bcopyright">
      <style:paragraph-properties fo:margin-left="-1cm" fo:margin-right="-1.251cm" fo:margin-top="0cm" fo:margin-bottom="0cm" style:contextual-spacing="false" fo:text-indent="0cm" style:auto-text-indent="false"/>
    </style:style>
    <style:style style:name="MP4" style:family="paragraph" style:parent-style-name="bcopyright">
      <style:paragraph-properties fo:margin-left="-1cm" fo:margin-right="-1.251cm" fo:margin-top="0cm" fo:margin-bottom="0cm" style:contextual-spacing="false" fo:text-align="end" style:justify-single-word="false" fo:text-indent="0cm" style:auto-text-indent="false"/>
    </style:style>
    <style:style style:name="MT1" style:family="text">
      <style:text-properties style:font-name="Arial1" fo:language="none" fo:country="none" style:language-asian="none" style:country-asian="none" style:font-name-complex="Arial1"/>
    </style:style>
    <style:style style:name="MT2" style:family="text">
      <style:text-properties fo:color="#000000" loext:opacity="100%" style:font-name="Verdana" fo:font-size="8pt" style:font-size-asian="8pt" style:font-name-complex="Verdana"/>
    </style:style>
    <style:style style:name="MT3" style:family="text">
      <style:text-properties style:font-name="Verdana" fo:font-size="8pt" style:font-size-asian="8pt" style:font-name-complex="Verdana" style:font-size-complex="8pt" style:font-weight-complex="bold"/>
    </style:style>
    <style:style style:name="MT4" style:family="text">
      <style:text-properties fo:color="#000000" loext:opacity="100%" style:font-name="Verdana" fo:font-size="8pt" style:font-name-asian="Verdana" style:font-size-asian="8pt" style:font-name-complex="Verdana"/>
    </style:style>
    <style:style style:name="MT5" style:family="text">
      <style:text-properties style:font-name="Verdana" fo:font-size="8pt" style:font-size-asian="8pt" style:font-name-complex="Calibri"/>
    </style:style>
    <style:style style:name="MT6" style:family="text">
      <style:text-properties style:font-name="Verdana" fo:font-size="8pt" style:font-size-asian="8pt" style:font-name-complex="Verdan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688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312cm" fo:margin-top="1.21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Bild2" text:anchor-type="as-char" svg:width="4.267cm" svg:height="1.422cm" draw:z-index="1"><draw:image xlink:href="Pictures/10000000000004B0000001901729C2C606BEA8C3.jpg" xlink:type="simple" xlink:show="embed" xlink:actuate="onLoad" draw:mime-type="image/jpeg"/></draw:frame></text:span><text:span text:style-name="MT1"><text:tab/><text:tab/></text:span><draw:frame draw:style-name="Mfr1" draw:name="Bild3" text:anchor-type="as-char" svg:width="2.96cm" svg:height="1.378cm" draw:z-index="2"><draw:image xlink:href="Pictures/10000000000005850000029568B8549E76959D10.jpg" xlink:type="simple" xlink:show="embed" xlink:actuate="onLoad" draw:mime-type="image/jpeg"/></draw:frame></text:p>
        <text:p text:style-name="MP2"/>
      </style:header>
      <style:footer>
        <text:p text:style-name="MP3"><text:span text:style-name="MT2">Einheit 2 </text:span><text:span text:style-name="MT3">Wie lernt man die Fremdsprache Deutsch?</text:span><text:span text:style-name="MT2"><text:tab/> <text:s text:c="3"/>Kapitel 3.2.1 Über das Lernen nachdenken</text:span></text:p>
        <text:p text:style-name="MP4"><text:span text:style-name="MT4"><text:s text:c="7"/></text:span><text:span text:style-name="MT5">© </text:span><text:span text:style-name="MT6">Goethe-Institut 201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439000</meta:initial-creator>
    <meta:creation-date>2013-04-02T16:54:00</meta:creation-date>
    <dc:creator>Goethe Benutzer</dc:creator>
    <dc:date>2013-04-02T16:55:00</dc:date>
    <meta:print-date>2011-05-16T14:22:00</meta:print-date>
    <meta:editing-cycles>3</meta:editing-cycles>
    <meta:document-statistic meta:table-count="4" meta:image-count="3" meta:object-count="0" meta:page-count="1" meta:paragraph-count="23" meta:word-count="124" meta:character-count="881" meta:non-whitespace-character-count="739"/>
    <meta:generator>LibreOffice/7.5.3.2$Windows_X86_64 LibreOffice_project/9f56dff12ba03b9acd7730a5a481eea045e468f3</meta:generator>
  </office:meta>
</office:document-meta>
</file>